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ая задача проекта (на 26.10):</text:p>
      <text:list xml:id="list813266089057823068" text:style-name="L1">
        <text:list-item>
          <text:p text:style-name="P2">Графический редактор тестов</text:p>
          <text:list>
            <text:list-item>
              <text:p text:style-name="P2">Тест состоит из нескольких задач, между которыми можно свободно переключаться в редакторе</text:p>
            </text:list-item>
            <text:list-item>
              <text:p text:style-name="P2">2 шаблона для задач: выбор варианта и с полем ввода</text:p>
            </text:list-item>
            <text:list-item>
              <text:p text:style-name="P2">Тест сохраняется как <text:span text:style-name="T1">csv </text:span>таблица</text:p>
            </text:list-item>
          </text:list>
        </text:list-item>
        <text:list-item>
          <text:p text:style-name="P2">Окно прохождения созданных тестов</text:p>
          <text:list>
            <text:list-item>
              <text:p text:style-name="P2">Загрузка теста из файла <text:span text:style-name="T1">csv</text:span></text:p>
            </text:list-item>
            <text:list-item>
              <text:p text:style-name="P2">Результат можно просмотреть после завершения теста</text:p>
            </text:list-item>
            <text:list-item>
              <text:p text:style-name="P2">Результат записывается в БД</text:p>
            </text:list-item>
          </text:list>
        </text:list-item>
        <text:list-item>
          <text:p text:style-name="P2">Окно просмотра результатов с возможностью фильтрования по проценту прохожден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50S</meta:editing-duration>
    <meta:editing-cycles>8</meta:editing-cycles>
    <meta:generator>OpenOffice/4.1.11$Win32 OpenOffice.org_project/4111m1$Build-9808</meta:generator>
    <dc:date>2021-10-26T17:51:28.80</dc:date>
    <meta:document-statistic meta:table-count="0" meta:image-count="0" meta:object-count="0" meta:page-count="1" meta:paragraph-count="10" meta:word-count="72" meta:character-count="461"/>
    <meta:user-defined meta:name="Info 1"/>
    <meta:user-defined meta:name="Info 2"/>
    <meta:user-defined meta:name="Info 3"/>
    <meta:user-defined meta:name="Info 4"/>
  </office:meta>
</office:document-meta>
</file>